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en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5cm" svg:height="4cm" svg:x="6cm" svg:y="5.1cm">
          <text:p text:style-name="P1">генератор</text:p>
        </draw:rect>
        <draw:line draw:style-name="gr2" draw:text-style-name="P1" draw:layer="layout" svg:x1="2.5cm" svg:y1="7.4cm" svg:x2="6cm" svg:y2="7.4cm">
          <text:p text:style-name="P1">test<text:line-break/>template</text:p>
        </draw:line>
        <draw:line draw:style-name="gr2" draw:text-style-name="P1" draw:layer="layout" svg:x1="11cm" svg:y1="7.4cm" svg:x2="14.5cm" svg:y2="7.4cm">
          <text:p text:style-name="P1">test<text:line-break/>program</text:p>
        </draw:line>
        <draw:line draw:style-name="gr3" draw:text-style-name="P1" draw:layer="layout" svg:x1="8.5cm" svg:y1="2.6cm" svg:x2="8.5cm" svg:y2="5.1cm">
          <text:p/>
        </draw:line>
        <draw:frame draw:style-name="gr4" draw:text-style-name="P3" draw:layer="layout" svg:width="3.271cm" svg:height="2.387cm" svg:x="8.7cm" svg:y="2.5cm">
          <draw:text-box>
            <text:p text:style-name="P2">описания<text:line-break/>тестовых<text:line-break/>ситуаций</text:p>
          </draw:text-box>
        </draw:frame>
        <draw:line draw:style-name="gr3" draw:text-style-name="P1" draw:layer="layout" svg:x1="8.6cm" svg:y1="12.1cm" svg:x2="8.6cm" svg:y2="9.1cm">
          <text:p/>
        </draw:line>
        <draw:frame draw:style-name="gr4" draw:text-style-name="P3" draw:layer="layout" svg:width="6.839cm" svg:height="2.387cm" svg:x="8.965cm" svg:y="9.493cm">
          <draw:text-box>
            <text:p text:style-name="P2">начальное состояние<text:line-break/>микропроцессора</text:p>
            <text:p text:style-name="P2">(опционально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7-31T14:14:08.06</meta:creation-date>
    <dc:date>2009-07-31T14:21:31.85</dc:date>
    <meta:editing-duration>PT00H06M04S</meta:editing-duration>
    <meta:editing-cycles>2</meta:editing-cycles>
    <meta:generator>OpenOffice.org/3.1$Win32 OpenOffice.org_project/310m11$Build-9399</meta:generator>
    <meta:document-statistic meta:object-count="7"/>
  </office:meta>
</office:document-meta>
</file>